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7000047640000190158D27312.wmf"/>
  <manifest:file-entry manifest:media-type="" manifest:full-path="Pictures/200000070000188400000D1799642DC1.wmf"/>
  <manifest:file-entry manifest:media-type="" manifest:full-path="Pictures/200000070000237400001FA5C8E4E70E.wmf"/>
  <manifest:file-entry manifest:media-type="" manifest:full-path="Pictures/20000007000039B800001DFC4F0F8E1B.wmf"/>
  <manifest:file-entry manifest:media-type="" manifest:full-path="Pictures/2000000700002374000017BCC13FB021.wmf"/>
  <manifest:file-entry manifest:media-type="image/png" manifest:full-path="Pictures/10000201000000480000003F51061214.png"/>
  <manifest:file-entry manifest:media-type="" manifest:full-path="Pictures/2000000700004C7800001500BBCF470B.wmf"/>
  <manifest:file-entry manifest:media-type="" manifest:full-path="Pictures/20000007000043E000001596964E0A56.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New Century Schlbk" svg:font-family="'New Century Schlbk', 'Century Schoolbook'" style:font-family-generic="roman"/>
    <style:font-face style:name="NewCenturySchlbk-Bold" svg:font-family="NewCenturySchlbk-Bold" style:font-family-generic="roman"/>
    <style:font-face style:name="NewCenturySchlbk-Italic" svg:font-family="NewCenturySchlbk-Italic" style:font-family-generic="roman"/>
    <style:font-face style:name="NewCenturySchlbk-Roman" svg:font-family="NewCenturySchlbk-Roman"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style:text-autospace="none"/>
      <style:text-properties fo:color="#000000" style:font-name="Liberation Serif" fo:font-size="12pt" style:font-size-asian="12pt" style:font-name-complex="New Century Schlbk" style:font-size-complex="12pt"/>
    </style:style>
    <style:style style:name="P2" style:family="paragraph" style:parent-style-name="Standard">
      <style:paragraph-properties fo:text-align="center" style:justify-single-word="false"/>
      <style:text-properties style:font-name="Liberation Serif" fo:font-size="12pt" style:font-size-asian="12pt" style:font-size-complex="12pt"/>
    </style:style>
    <style:style style:name="P3" style:family="paragraph" style:parent-style-name="Standard">
      <style:paragraph-properties fo:line-height="100%" style:text-autospace="none"/>
      <style:text-properties style:font-name="Liberation Serif" fo:font-size="12pt" style:font-size-asian="12pt" style:font-name-complex="NewCenturySchlbk-Roman" style:font-size-complex="12pt"/>
    </style:style>
    <style:style style:name="P4" style:family="paragraph" style:parent-style-name="Standard">
      <style:paragraph-properties fo:line-height="100%" fo:text-align="center" style:justify-single-word="false" style:text-autospace="none"/>
      <style:text-properties style:font-name="Liberation Serif" fo:font-size="12pt" style:font-size-asian="12pt" style:font-name-complex="NewCenturySchlbk-Roman" style:font-size-complex="12pt"/>
    </style:style>
    <style:style style:name="P5" style:family="paragraph" style:parent-style-name="Standard">
      <style:paragraph-properties fo:line-height="150%" style:text-autospace="none"/>
      <style:text-properties style:font-name="Liberation Serif" fo:font-size="12pt" style:font-size-asian="12pt" style:font-name-complex="NewCenturySchlbk-Roman" style:font-size-complex="12pt"/>
    </style:style>
    <style:style style:name="P6" style:family="paragraph" style:parent-style-name="Standard">
      <style:paragraph-properties style:text-autospace="none"/>
      <style:text-properties style:font-name="Liberation Serif" fo:font-size="12pt" style:font-size-asian="12pt" style:font-name-complex="NewCenturySchlbk-Roman" style:font-size-complex="12pt"/>
    </style:style>
    <style:style style:name="P7" style:family="paragraph" style:parent-style-name="Standard">
      <style:paragraph-properties fo:line-height="100%" fo:text-align="center" style:justify-single-word="false" style:text-autospace="none"/>
      <style:text-properties style:font-name="Liberation Serif" fo:font-size="12pt" style:font-size-asian="12pt" style:font-name-complex="NewCenturySchlbk-Bold" style:font-size-complex="12pt"/>
    </style:style>
    <style:style style:name="P8" style:family="paragraph" style:parent-style-name="Standard">
      <style:paragraph-properties fo:line-height="100%" style:text-autospace="none"/>
      <style:text-properties style:font-name="Liberation Serif" fo:font-size="12pt" style:font-size-asian="12pt" style:font-name-complex="NewCenturySchlbk-Bold" style:font-size-complex="12pt"/>
    </style:style>
    <style:style style:name="P9" style:family="paragraph" style:parent-style-name="Standard">
      <style:paragraph-properties fo:line-height="150%" style:text-autospace="none"/>
      <style:text-properties style:font-name="Liberation Serif" fo:font-size="12pt" style:font-size-asian="12pt" style:font-name-complex="NewCenturySchlbk-Bold" style:font-size-complex="12pt"/>
    </style:style>
    <style:style style:name="P10" style:family="paragraph" style:parent-style-name="Standard">
      <style:paragraph-properties fo:line-height="100%" style:text-autospace="none"/>
      <style:text-properties style:font-name="Liberation Serif" fo:font-size="12pt" fo:font-weight="bold" style:font-size-asian="12pt" style:font-weight-asian="bold" style:font-name-complex="NewCenturySchlbk-Bold" style:font-size-complex="12pt" style:font-weight-complex="bold"/>
    </style:style>
    <style:style style:name="P11" style:family="paragraph" style:parent-style-name="Standard">
      <style:paragraph-properties fo:margin-left="0in" fo:margin-right="0in" fo:text-align="center" style:justify-single-word="false" fo:text-indent="0in" style:auto-text-indent="false">
        <style:tab-stops/>
      </style:paragraph-properties>
      <style:text-properties style:font-name="Liberation Serif" fo:font-size="12pt" fo:font-style="normal" style:font-size-asian="12pt" style:font-style-asian="normal" style:font-size-complex="12pt" style:font-style-complex="normal"/>
    </style:style>
    <style:style style:name="P12" style:family="paragraph" style:parent-style-name="Standard">
      <style:paragraph-properties fo:margin-left="0.5in" fo:margin-right="0in" fo:line-height="100%" fo:text-indent="0in" style:auto-text-indent="false" style:text-autospace="none"/>
      <style:text-properties style:font-name="Liberation Serif" fo:font-size="12pt" style:font-size-asian="12pt" style:font-size-complex="12pt"/>
    </style:style>
    <style:style style:name="P13" style:family="paragraph" style:parent-style-name="Standard">
      <style:paragraph-properties fo:margin-left="0.5in" fo:margin-right="0in" fo:line-height="150%" fo:text-indent="0in" style:auto-text-indent="false" style:text-autospace="none"/>
      <style:text-properties style:font-name="Liberation Serif" fo:font-size="12pt" style:font-size-asian="12pt" style:font-size-complex="12pt"/>
    </style:style>
    <style:style style:name="P14" style:family="paragraph" style:parent-style-name="Standard">
      <style:paragraph-properties fo:margin-left="0.5in" fo:margin-right="0in" fo:line-height="100%" fo:text-indent="0in" style:auto-text-indent="false" style:text-autospace="none"/>
      <style:text-properties style:font-name="Liberation Serif" fo:font-size="12pt" style:font-size-asian="12pt" style:font-name-complex="NewCenturySchlbk-Bold" style:font-size-complex="12pt"/>
    </style:style>
    <style:style style:name="P15" style:family="paragraph" style:parent-style-name="Standard">
      <style:paragraph-properties fo:margin-left="0.5in" fo:margin-right="0in" fo:line-height="100%" fo:text-indent="0in" style:auto-text-indent="false" style:text-autospace="none"/>
      <style:text-properties style:font-name="Liberation Serif" fo:font-size="12pt" style:font-size-asian="12pt" style:font-name-complex="NewCenturySchlbk-Roman" style:font-size-complex="12pt"/>
    </style:style>
    <style:style style:name="P16" style:family="paragraph" style:parent-style-name="Standard">
      <style:paragraph-properties fo:margin-left="0.5in" fo:margin-right="0in" fo:line-height="100%" fo:text-indent="0in" style:auto-text-indent="false" style:text-autospace="none"/>
      <style:text-properties style:font-name="Liberation Serif" fo:font-size="12pt" fo:font-weight="bold" style:font-size-asian="12pt" style:font-weight-asian="bold" style:font-name-complex="NewCenturySchlbk-Bold" style:font-size-complex="12pt" style:font-weight-complex="bold"/>
    </style:style>
    <style:style style:name="P17" style:family="paragraph" style:parent-style-name="Standard">
      <style:paragraph-properties fo:margin-top="0in" fo:margin-bottom="0.0835in" fo:line-height="100%" fo:text-align="center" style:justify-single-word="false" style:text-autospace="none"/>
      <style:text-properties fo:color="#000000" style:font-name="Liberation Serif" fo:font-size="12pt" style:font-size-asian="12pt" style:font-name-complex="New Century Schlbk" style:font-size-complex="12pt"/>
    </style:style>
    <style:style style:name="T1" style:family="text">
      <style:text-properties fo:font-weight="bold" style:font-weight-asian="bold" style:font-weight-complex="bold"/>
    </style:style>
    <style:style style:name="T2" style:family="text">
      <style:text-properties fo:font-weight="bold" style:font-weight-asian="bold" style:font-name-complex="NewCenturySchlbk-Bold" style:font-weight-complex="bold"/>
    </style:style>
    <style:style style:name="T3" style:family="text">
      <style:text-properties style:text-position="super 58%"/>
    </style:style>
    <style:style style:name="T4" style:family="text">
      <style:text-properties fo:font-weight="normal" style:font-weight-asian="normal" style:font-name-complex="NewCenturySchlbk-Roman" style:font-weight-complex="normal"/>
    </style:style>
    <style:style style:name="T5" style:family="text">
      <style:text-properties style:font-name-complex="NewCenturySchlbk-Roman"/>
    </style:style>
    <style:style style:name="T6" style:family="text">
      <style:text-properties fo:font-style="italic" style:font-style-asian="italic" style:font-name-complex="NewCenturySchlbk-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variable-decls>
        <text:variable-decl office:value-type="float" text:name="assignmentnumb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ssignment #<text:variable-set text:name="assignmentnumber" office:value-type="float" office:value="10.5" style:data-style-name="N0">10.5</text:variable-set>: Objective 1 – The Nature of Science</text:p>
      <text:p text:style-name="P11"/>
      <text:p text:style-name="P2"><text:span text:style-name="T5">1. The bacteria </text:span><text:span text:style-name="T6">Bacillus thuringiensis </text:span><text:span text:style-name="T5">produce protein crystals that are toxic to the digestive system of insects. How can these bacteria be used to control insects in crops?</text:span></text:p>
      <text:p text:style-name="P12"><text:span text:style-name="T2">F</text:span><text:span text:style-name="T5"> Apply the bacteria to growing plants.</text:span></text:p>
      <text:p text:style-name="P12"><text:span text:style-name="T2">G </text:span><text:span text:style-name="T5">Expose the bacteria to low levels of light.</text:span></text:p>
      <text:p text:style-name="P12"><text:span text:style-name="T2">H </text:span><text:span text:style-name="T5">Remove plants from areas containing the bacteria.</text:span></text:p>
      <text:p text:style-name="P12"><text:span text:style-name="T2">J </text:span><text:span text:style-name="T5">Treat the bacteria with a solution of the protein crystals.</text:span></text:p>
      <text:p text:style-name="P3"/>
      <text:p text:style-name="P3">2. Which of these could be used to determine whether a substance is a base?</text:p>
      <text:p text:style-name="P12"><text:span text:style-name="T2">A </text:span><text:span text:style-name="T5">Thermometer</text:span></text:p>
      <text:p text:style-name="P12"><text:span text:style-name="T2">B</text:span><text:span text:style-name="T5"> Litmus paper</text:span></text:p>
      <text:p text:style-name="P12"><text:span text:style-name="T2">C </text:span><text:span text:style-name="T5">Balance</text:span></text:p>
      <text:p text:style-name="P12"><text:span text:style-name="T2">D </text:span><text:span text:style-name="T5">Bunsen burner</text:span></text:p>
      <text:p text:style-name="P10"/>
      <text:p text:style-name="P7"><draw:frame draw:style-name="fr2" draw:name="graphics101" text:anchor-type="as-char" svg:width="3.7799in" svg:height="2.5307in" draw:z-index="3"><draw:image xlink:href="Pictures/2000000700002374000017BCC13FB021.wmf" xlink:type="simple" xlink:show="embed" xlink:actuate="onLoad"/></draw:frame></text:p>
      <text:p text:style-name="P3"/>
      <text:p text:style-name="P3">3. The label shown above contains information about some harmful effects of acetone. A group of students plans to use acetone to rinse out a glass container. A second group of students is working at the same lab table. Which of the following lab procedures should the second group of students avoid?</text:p>
      <text:p text:style-name="P12"><text:span text:style-name="T2">A</text:span><text:span text:style-name="T5"> Heating water with an open flame</text:span></text:p>
      <text:p text:style-name="P12"><text:span text:style-name="T2">B </text:span><text:span text:style-name="T5">Pouring hydrochloric acid into a beaker</text:span></text:p>
      <text:p text:style-name="P12"><text:span text:style-name="T2">C </text:span><text:span text:style-name="T5">Filtering precipitates from a liquid solution</text:span></text:p>
      <text:p text:style-name="P12"><text:span text:style-name="T2">D </text:span><text:span text:style-name="T5">Collecting oxygen from plants in a test tube</text:span></text:p>
      <text:p text:style-name="P10"/>
      <text:p text:style-name="P3">4. A study was conducted to test the effectiveness of hearing aids. People with different types of hearing loss were included in the study. Which question would help in determining whether the conclusion above is valid?</text:p>
      <text:p text:style-name="P12"><text:span text:style-name="T2">A </text:span><text:span text:style-name="T5">What was the average age of the people in the study?</text:span></text:p>
      <text:p text:style-name="P12"><text:span text:style-name="T2">B </text:span><text:span text:style-name="T5">What was the most common occupation of people in the study?</text:span></text:p>
      <text:p text:style-name="P12"><text:span text:style-name="T2">C</text:span><text:span text:style-name="T5"> How many people were included in the study?</text:span></text:p>
      <text:p text:style-name="P16">D <text:span text:style-name="T4">How many people in the study had vision problems?</text:span></text:p>
      <text:p text:style-name="P4"><text:soft-page-break/><draw:frame draw:style-name="fr2" draw:name="graphics102" text:anchor-type="as-char" svg:width="5.9972in" svg:height="2.7075in" draw:z-index="4"><draw:image xlink:href="Pictures/20000007000039B800001DFC4F0F8E1B.wmf" xlink:type="simple" xlink:show="embed" xlink:actuate="onLoad"/></draw:frame></text:p>
      <text:p text:style-name="P3">5. The graph shows how the momentum of a given mass changes during a period of motion. According to the information, what is the momentum in kg m/s at 2.75 seconds? </text:p>
      <text:p text:style-name="P3"/>
      <text:p text:style-name="P3"/>
      <text:p text:style-name="P3"/>
      <text:p text:style-name="P3"/>
      <text:p text:style-name="P3"/>
      <text:p text:style-name="P3"/>
      <text:p text:style-name="P4"><draw:frame draw:style-name="fr2" draw:name="graphics103" text:anchor-type="as-char" svg:width="3.7799in" svg:height="2.778in" draw:z-index="5"><draw:image xlink:href="Pictures/200000070000237400001FA5C8E4E70E.wmf" xlink:type="simple" xlink:show="embed" xlink:actuate="onLoad"/></draw:frame></text:p>
      <text:p text:style-name="P3">6. The graph shows how the voltage needed to maintain a constant current of 1.5 amps through a wire conductor varies with the length of the wire. If the trend continues, what is the most likely voltage needed to maintain a 1.5-amp current through 80 meters of the wire?</text:p>
      <text:p text:style-name="P3"/>
      <text:p text:style-name="P12"><text:span text:style-name="T2">F </text:span><text:span text:style-name="T5">10 volts</text:span></text:p>
      <text:p text:style-name="P12"><text:span text:style-name="T2">G </text:span><text:span text:style-name="T5">18 volts</text:span></text:p>
      <text:p text:style-name="P12"><text:span text:style-name="T2">H </text:span><text:span text:style-name="T5">250 volts</text:span></text:p>
      <text:p text:style-name="P12"><text:span text:style-name="T2">J</text:span><text:span text:style-name="T5"> 400 volts</text:span></text:p>
      <text:p text:style-name="P7"><text:soft-page-break/><draw:frame draw:style-name="fr2" draw:name="graphics104" text:anchor-type="as-char" svg:width="5.9925in" svg:height="1.9055in" draw:z-index="9"><draw:image xlink:href="Pictures/20000007000043E000001596964E0A56.wmf" xlink:type="simple" xlink:show="embed" xlink:actuate="onLoad"/></draw:frame></text:p>
      <text:p text:style-name="P3">7. Boiling water can be used to sanitize dishes. The data above show how sanitizing time varies in different locations. Which inference is supported by these data?</text:p>
      <text:p text:style-name="P3"/>
      <text:p text:style-name="P12"><text:span text:style-name="T2">F </text:span><text:span text:style-name="T5">The boiling point of water is constant at higher altitudes.</text:span></text:p>
      <text:p text:style-name="P12"><text:span text:style-name="T2">G</text:span><text:span text:style-name="T5"> The boiling point of water is affected by elevation.</text:span></text:p>
      <text:p text:style-name="P12"><text:span text:style-name="T2">H </text:span><text:span text:style-name="T5">Water takes longer to boil at Fort Davis than at sea level.</text:span></text:p>
      <text:p text:style-name="P12"><text:span text:style-name="T2">J </text:span><text:span text:style-name="T5">Boiling water changes temperature at a faster rate at Corpus Christi than at higher elevations.</text:span></text:p>
      <text:p text:style-name="P15"/>
      <text:p text:style-name="P8"/>
      <text:p text:style-name="P3">8. A medical researcher hypothesizes that a newly developed medication can reduce high blood pressure. Which of these would most likely be the dependent variable in a study involving this medication?</text:p>
      <text:p text:style-name="P3"/>
      <text:p text:style-name="P12"><text:span text:style-name="T2">A </text:span><text:span text:style-name="T5">The number of participants in the study</text:span></text:p>
      <text:p text:style-name="P12"><text:span text:style-name="T2">B </text:span><text:span text:style-name="T5">The ages of people treated for high blood pressure with other medications</text:span></text:p>
      <text:p text:style-name="P12"><text:span text:style-name="T2">C</text:span><text:span text:style-name="T5"> The blood pressure of the participants in the study</text:span></text:p>
      <text:p text:style-name="P12"><text:span text:style-name="T2">D </text:span><text:span text:style-name="T5">The number of people treated for high blood pressure with other medications</text:span></text:p>
      <text:p text:style-name="P15"/>
      <text:p text:style-name="P1"/>
      <text:p text:style-name="P17"><draw:frame draw:style-name="fr2" draw:name="graphics110" text:anchor-type="as-char" svg:width="2.6138in" svg:height="1.3957in" draw:z-index="10"><draw:image xlink:href="Pictures/200000070000188400000D1799642DC1.wmf" xlink:type="simple" xlink:show="embed" xlink:actuate="onLoad"/></draw:frame></text:p>
      <text:p text:style-name="P3">9. According to the periodic table and the information above, which element has this electron configuration?</text:p>
      <text:p text:style-name="P3"/>
      <text:p text:style-name="P12"><text:span text:style-name="T2">F </text:span><text:span text:style-name="T5">Sodium</text:span></text:p>
      <text:p text:style-name="P12"><text:span text:style-name="T2">G </text:span><text:span text:style-name="T5">Neon</text:span></text:p>
      <text:p text:style-name="P12"><text:span text:style-name="T2">H </text:span><text:span text:style-name="T5">Magnesium</text:span></text:p>
      <text:p text:style-name="P14"><text:span text:style-name="T1">J</text:span><text:span text:style-name="T5"> Argon</text:span></text:p>
      <text:p text:style-name="P15"/>
      <text:p text:style-name="P3"><text:soft-page-break/><draw:frame draw:style-name="fr2" draw:name="graphics105" text:anchor-type="as-char" svg:width="5.9957in" svg:height="1.6465in" draw:z-index="6"><draw:image xlink:href="Pictures/2000000700004C7800001500BBCF470B.wmf" xlink:type="simple" xlink:show="embed" xlink:actuate="onLoad"/></draw:frame></text:p>
      <text:p text:style-name="P3">10. What can be concluded from the relationships described above?</text:p>
      <text:p text:style-name="P3"/>
      <text:p text:style-name="P12"><text:span text:style-name="T2">F </text:span><text:span text:style-name="T5">Gas molecules travel longer distances at greater speeds when the volume of the gas is decreased.</text:span></text:p>
      <text:p text:style-name="P15"/>
      <text:p text:style-name="P12"><text:span text:style-name="T2">G </text:span><text:span text:style-name="T5">A gas is more likely to lose kinetic energy when its volume is reduced.</text:span></text:p>
      <text:p text:style-name="P15"/>
      <text:p text:style-name="P12"><text:span text:style-name="T2">H</text:span><text:span text:style-name="T5"> Gas molecules collide less frequently when the volume of the gas is increased.</text:span></text:p>
      <text:p text:style-name="P15"/>
      <text:p text:style-name="P12"><text:span text:style-name="T2">J </text:span><text:span text:style-name="T5">A gas is more likely to increase in momentum when its volume is increased.</text:span></text:p>
      <text:p text:style-name="P15"/>
      <text:p text:style-name="P5"/>
      <text:p text:style-name="P9"><draw:frame draw:style-name="fr2" draw:name="graphics106" text:anchor-type="as-char" svg:width="5.9929in" svg:height="2.0984in" draw:z-index="7"><draw:image xlink:href="Pictures/20000007000047640000190158D27312.wmf" xlink:type="simple" xlink:show="embed" xlink:actuate="onLoad"/></draw:frame></text:p>
      <text:p text:style-name="P6"/>
      <text:p text:style-name="P6"/>
      <text:p text:style-name="P6">11. The table shows the time it took trees of the same type and size to drop all of their leaves after being grown in different atmospheres. For the experiment to be valid, which of these must be a constant for all the trees?</text:p>
      <text:p text:style-name="P6"/>
      <text:p text:style-name="P13"><text:span text:style-name="T2">F </text:span><text:span text:style-name="T5">The height of all the trees during the entire experiment</text:span></text:p>
      <text:p text:style-name="P13"><text:span text:style-name="T2">G</text:span><text:span text:style-name="T5"> The amount of water available to all trees during the experiment</text:span></text:p>
      <text:p text:style-name="P13"><text:span text:style-name="T2">H </text:span><text:span text:style-name="T5">The mass of fallen leaves collected from each tree</text:span></text:p>
      <text:p text:style-name="P13"><text:span text:style-name="T2">J </text:span><text:span text:style-name="T5">The rate of photosynthesis in all trees during the experi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New Century Schlbk" svg:font-family="'New Century Schlbk', 'Century Schoolbook'" style:font-family-generic="roman"/>
    <style:font-face style:name="NewCenturySchlbk-Bold" svg:font-family="NewCenturySchlbk-Bold" style:font-family-generic="roman"/>
    <style:font-face style:name="NewCenturySchlbk-Italic" svg:font-family="NewCenturySchlbk-Italic" style:font-family-generic="roman"/>
    <style:font-face style:name="NewCenturySchlbk-Roman" svg:font-family="NewCenturySchlbk-Roman"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aragraph" style:family="paragraph" style:next-style-name="Standard">
      <style:paragraph-properties fo:margin-left="0in" fo:margin-right="0in" fo:text-indent="0.2917in" style:auto-text-indent="false" style:text-autospace="none"/>
      <style:text-properties style:font-name="Arial1" fo:font-size="10pt" style:font-name-asian="Arial1" style:font-size-asian="10pt" style:font-name-complex="Arial1" style:font-size-complex="10pt"/>
    </style:style>
    <style:style style:name="Indent" style:family="paragraph" style:next-style-name="Standard">
      <style:paragraph-properties fo:margin-left="1.5in" fo:margin-right="0in" fo:text-indent="1.5in" style:auto-text-indent="false" style:text-autospace="none"/>
      <style:text-properties style:font-name="Arial1" fo:font-size="10pt" style:font-name-asian="Arial1" style:font-size-asian="10pt" style:font-name-complex="Arial1"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7902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draw:frame draw:style-name="fr1" draw:name="graphics1" text:anchor-type="paragraph" svg:x="-0.2709in" svg:y="-0.2291in" svg:width="0.7563in" svg:height="0.6118in" draw:z-index="8"><draw:image xlink:href="Pictures/10000201000000480000003F51061214.png" xlink:type="simple" xlink:show="embed" xlink:actuate="onLoad"/></draw:frame> <text:s text:c="10"/><text:span text:style-name="T1">Name</text:span>:<text:tab/><text:tab/><text:date style:data-style-name="N37" text:date-value="2009-02-24T19:50:27.99">02/24/09</text:date></text:p>
      </style:header>
      <style:footer>
        <text:p text:style-name="Footer">3<text:span text:style-name="T2">rd</text:span> 9 Weeks<text:tab/><text:page-number text:select-page="current">4</text:page-number>/<text:page-count>4</text:page-count><text:tab/>Assignment <text:variable-get text:name="assignmentnumber" office:value-type="float" style:data-style-name="N0">10.5</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Jonas Williamson</meta:initial-creator>
    <meta:creation-date>2009-02-24T19:34:42</meta:creation-date>
    <dc:creator>Jonas Williamson</dc:creator>
    <dc:date>2009-02-24T19:50:27</dc:date>
    <meta:editing-cycles>4</meta:editing-cycles>
    <meta:editing-duration>PT3M12S</meta:editing-duration>
    <meta:user-defined meta:name="Info 1"/>
    <meta:user-defined meta:name="Info 2"/>
    <meta:user-defined meta:name="Info 3"/>
    <meta:user-defined meta:name="Info 4"/>
    <meta:document-statistic meta:table-count="0" meta:image-count="8" meta:object-count="0" meta:page-count="4" meta:paragraph-count="61" meta:word-count="690" meta:character-count="3850"/>
  </office:meta>
</office:document-meta>
</file>